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shapes>
          <draw:frame draw:z-index="0" draw:style-name="gr1" draw:text-style-name="P1" svg:width="15.999cm" svg:height="8.999cm" svg:x="18.512cm" svg:y="1.136cm">
            <draw:object draw:notify-on-update-of-ranges="LOCATIONS.D3:LOCATIONS.D3 LOCATIONS.D4:LOCATIONS.D9 LOCATIONS.E3:LOCATIONS.E3 LOCATIONS.E4:LOCATIONS.E9 LOCATIONS.F3:LOCATIONS.F3 LOCATIONS.F4:LOCATIONS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T LOCATION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376" calcext:value-type="float">
            <text:p>3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762" calcext:value-type="float">
            <text:p>7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 office:value-type="float" office:value="3791" calcext:value-type="float">
            <text:p>379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7579" calcext:value-type="float">
            <text:p>7579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REWARDS" table:style-name="ta1">
        <table:shapes>
          <draw:frame draw:z-index="0" draw:style-name="gr1" draw:text-style-name="P1" svg:width="15.999cm" svg:height="8.999cm" svg:x="18.193cm" svg:y="1.719cm">
            <draw:object draw:notify-on-update-of-ranges="REWARDS.D4:REWARDS.D4 REWARDS.D5:REWARDS.D8 REWARDS.E4:REWARDS.E4 REWARDS.E5:REWARDS.E8 REWARDS.F4:REWARDS.F4 REWARDS.F5:REWARDS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GET REWARDS</text:p>
          </table:table-cell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72" calcext:value-type="float">
            <text:p>4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5820" calcext:value-type="float">
            <text:p>58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64020" calcext:value-type="float">
            <text:p>64020</text:p>
          </table:table-cell>
          <table:table-cell office:value-type="float" office:value="612" calcext:value-type="float">
            <text:p>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28:10.781000000</meta:creation-date>
    <dc:date>2021-06-24T16:15:24.716000000</dc:date>
    <meta:editing-duration>PT5M35S</meta:editing-duration>
    <meta:editing-cycles>1</meta:editing-cycles>
    <meta:document-statistic meta:table-count="2" meta:cell-count="38" meta:object-count="2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49cm" svg:y="0.316cm" chart:style-name="ch2">
          <text:p>GET LOCATIONS : Time / Users</text:p>
        </chart:title>
        <chart:legend chart:legend-position="end" svg:x="12.222cm" svg:y="3.952cm" style:legend-expansion="high" chart:style-name="ch3"/>
        <chart:plot-area chart:style-name="ch4" table:cell-range-address="LOCATIONS.D3:LOCATIONS.F9" chart:data-source-has-labels="both" svg:x="1.331cm" svg:y="1.275cm" svg:width="10.571cm" svg:height="7.545cm">
          <chart:coordinate-region svg:x="2.323cm" svg:y="1.474cm" svg:width="9.022cm" svg:height="6.699cm"/>
          <chart:axis chart:dimension="x" chart:name="primary-x" chart:style-name="ch5" chartooo:axis-type="auto">
            <chartooo:date-scale/>
            <chart:categories table:cell-range-address="LOCATIONS.D4:LOCATIONS.D9"/>
          </chart:axis>
          <chart:axis chart:dimension="y" chart:name="primary-y" chart:style-name="ch5">
            <chart:title svg:x="0.451cm" svg:y="6.242cm" chart:style-name="ch6">
              <text:p>Time (Seconds)</text:p>
            </chart:title>
            <chart:grid chart:style-name="ch7" chart:class="major"/>
          </chart:axis>
          <chart:series chart:style-name="ch8" chart:values-cell-range-address="LOCATIONS.E4:LOCATIONS.E9" chart:label-cell-address="LOCATIONS.E3:LOCATIONS.E3" chart:class="chart:line">
            <chart:data-point chart:repeated="6"/>
          </chart:series>
          <chart:series chart:style-name="ch9" chart:values-cell-range-address="LOCATIONS.F4:LOCATIONS.F9" chart:label-cell-address="LOCATIONS.F3:LOCATIONS.F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E3:LOCATIONS.E3</svg:desc>
                </draw:g>
              </table:table-cell>
              <table:table-cell office:value-type="string">
                <text:p>Improved Time</text:p>
                <draw:g>
                  <svg:desc>LOCATIONS.F3:LOCATIONS.F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D4:LOCATIONS.D9</svg:desc>
                </draw:g>
              </table:table-cell>
              <table:table-cell office:value-type="float" office:value="7">
                <text:p>7</text:p>
                <draw:g>
                  <svg:desc>LOCATIONS.E4:LOCATIONS.E9</svg:desc>
                </draw:g>
              </table:table-cell>
              <table:table-cell office:value-type="float" office:value="2">
                <text:p>2</text:p>
                <draw:g>
                  <svg:desc>LOCATIONS.F4:LOCATIONS.F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GET REWARDS: Time/Users</text:p>
        </chart:title>
        <chart:legend chart:legend-position="end" svg:x="12.222cm" svg:y="3.952cm" style:legend-expansion="high" chart:style-name="ch3"/>
        <chart:plot-area chart:style-name="ch4" table:cell-range-address="REWARDS.D4:REWARDS.F8" chart:data-source-has-labels="both" svg:x="1.331cm" svg:y="1.275cm" svg:width="10.571cm" svg:height="7.545cm">
          <chart:coordinate-region svg:x="2.508cm" svg:y="1.474cm" svg:width="8.837cm" svg:height="6.699cm"/>
          <chart:axis chart:dimension="x" chart:name="primary-x" chart:style-name="ch5" chartooo:axis-type="auto">
            <chartooo:date-scale/>
            <chart:categories table:cell-range-address="REWARDS.D5:REWARDS.D8"/>
          </chart:axis>
          <chart:axis chart:dimension="y" chart:name="primary-y" chart:style-name="ch5">
            <chart:title svg:x="0.451cm" svg:y="6.242cm" chart:style-name="ch6">
              <text:p>Time (Seconds)</text:p>
            </chart:title>
            <chart:grid chart:style-name="ch7" chart:class="major"/>
          </chart:axis>
          <chart:series chart:style-name="ch8" chart:values-cell-range-address="REWARDS.E5:REWARDS.E8" chart:label-cell-address="REWARDS.E4:REWARDS.E4" chart:class="chart:line">
            <chart:data-point chart:repeated="4"/>
          </chart:series>
          <chart:series chart:style-name="ch9" chart:values-cell-range-address="REWARDS.F5:REWARDS.F8" chart:label-cell-address="REWARDS.F4:REWARDS.F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E4:REWARDS.E4</svg:desc>
                </draw:g>
              </table:table-cell>
              <table:table-cell office:value-type="string">
                <text:p>Improved Time</text:p>
                <draw:g>
                  <svg:desc>REWARDS.F4:REWARDS.F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D5:REWARDS.D8</svg:desc>
                </draw:g>
              </table:table-cell>
              <table:table-cell office:value-type="float" office:value="44">
                <text:p>44</text:p>
                <draw:g>
                  <svg:desc>REWARDS.E5:REWARDS.E8</svg:desc>
                </draw:g>
              </table:table-cell>
              <table:table-cell office:value-type="float" office:value="0">
                <text:p>0</text:p>
                <draw:g>
                  <svg:desc>REWARDS.F5:REWARDS.F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612">
                <text:p>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